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46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23.81pt"/>
    </style:style>
    <style:style style:name="co6" style:family="table-column">
      <style:table-column-properties fo:break-before="auto" style:column-width="168.24pt"/>
    </style:style>
    <style:style style:name="co7" style:family="table-column">
      <style:table-column-properties fo:break-before="auto" style:column-width="80.96pt"/>
    </style:style>
    <style:style style:name="co8" style:family="table-column">
      <style:table-column-properties fo:break-before="auto" style:column-width="31.69pt"/>
    </style:style>
    <style:style style:name="co9" style:family="table-column">
      <style:table-column-properties fo:break-before="auto" style:column-width="63.4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24.94pt" fo:break-before="auto" style:use-optimal-row-height="false"/>
    </style:style>
    <style:style style:name="ro3" style:family="table-row">
      <style:table-row-properties style:row-height="23.1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26pt" fo:break-before="auto" style:use-optimal-row-height="true"/>
    </style:style>
    <style:style style:name="ta1" style:family="table" style:master-page-name="PageStyle_5f_Arbeitspaket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beitspake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6" table:number-rows-spanned="2">
            <text:p>Arbeitspaket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covered-table-cell table:number-columns-repeated="6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4" table:number-rows-spanned="2">
            <text:p>Projektname:</text:p>
            <text:p><text:span text:style-name="T1">Kreuzgewölbe</text:span></text:p>
          </table:table-cell>
          <table:covered-table-cell table:number-columns-repeated="3" table:style-name="ce4"/>
          <table:table-cell table:style-name="ce31" office:value-type="string" calcext:value-type="string" table:number-columns-spanned="2" table:number-rows-spanned="2">
            <text:p>Projektleiter:</text:p>
          </table:table-cell>
          <table:covered-table-cell table:style-name="ce31"/>
          <table:table-cell table:number-columns-repeated="1017"/>
        </table:table-row>
        <table:table-row table:style-name="ro1">
          <table:table-cell/>
          <table:covered-table-cell table:number-columns-repeated="6" table:style-name="ce31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Nr.:</text:p>
          </table:table-cell>
          <table:table-cell table:style-name="ce31" office:value-type="string" calcext:value-type="string" table:number-columns-spanned="3" table:number-rows-spanned="2">
            <text:p>Arbeitspaket-Bezeichnung:</text:p>
            <text:p><text:span text:style-name="T1">Triangulation</text:span></text:p>
          </table:table-cell>
          <table:covered-table-cell table:style-name="ce13"/>
          <table:covered-table-cell table:style-name="ce22"/>
          <table:table-cell table:style-name="ce31" office:value-type="string" calcext:value-type="string" table:number-columns-spanned="2" table:number-rows-spanned="2">
            <text:p>Arbeitspaket-Verantwortlicher:</text:p>
            <text:p><text:span text:style-name="T1">Merlin &amp; Johanna</text:span></text:p>
          </table:table-cell>
          <table:covered-table-cell table:style-name="ce22"/>
          <table:table-cell table:number-columns-repeated="101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14"/>
          <table:covered-table-cell table:style-name="ce23"/>
          <table:covered-table-cell table:style-name="ce5"/>
          <table:covered-table-cell table:style-name="ce23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6" table:number-rows-spanned="2">
            <text:p>Bearbeitungszeitraum:</text:p>
          </table:table-cell>
          <table:covered-table-cell table:number-columns-repeated="4" table:style-name="ce13"/>
          <table:covered-table-cell table:style-name="ce22"/>
          <table:table-cell table:number-columns-repeated="1017"/>
        </table:table-row>
        <table:table-row table:style-name="ro1">
          <table:table-cell/>
          <table:covered-table-cell table:style-name="ce5"/>
          <table:covered-table-cell table:number-columns-repeated="4" table:style-name="ce14"/>
          <table:covered-table-cell table:style-name="ce2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Ziel(e)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(Er-)Finden und Implementieren eines Algorithmus, der aus einer Punktwolke sinvolle Dreiecke bildet</text:p>
          </table:table-cell>
          <table:covered-table-cell table:number-columns-repeated="4" table:style-name="ce16"/>
          <table:covered-table-cell table:style-name="ce25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9" table:number-columns-spanned="6" table:number-rows-spanned="1"/>
          <table:covered-table-cell table:number-columns-repeated="4" table:style-name="ce18"/>
          <table:covered-table-cell table:style-name="ce27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Inhalte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Forschung zum Ball Pivot Algorithmus</text:p>
          </table:table-cell>
          <table:covered-table-cell table:number-columns-repeated="4" table:style-name="ce16"/>
          <table:covered-table-cell table:style-name="ce25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6" table:number-rows-spanned="1">
            <text:p>Forschung zu Voronoi-Diagrammen und Delaunay-Triangulation</text:p>
          </table:table-cell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9" table:number-columns-spanned="6" table:number-rows-spanned="1"/>
          <table:covered-table-cell table:number-columns-repeated="4" table:style-name="ce18"/>
          <table:covered-table-cell table:style-name="ce27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Vorrausetzungen/ Koordinationsmaßnahmen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10" table:number-columns-spanned="6" table:number-rows-spanned="1"/>
          <table:covered-table-cell table:number-columns-repeated="4" table:style-name="ce19"/>
          <table:covered-table-cell table:style-name="ce28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2" table:number-columns-spanned="6" table:number-rows-spanned="1"/>
          <table:covered-table-cell table:number-columns-repeated="4" table:style-name="ce21"/>
          <table:covered-table-cell table:style-name="ce30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4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5">
          <table:table-cell/>
          <table:table-cell table:style-name="Default" table:number-columns-repeated="6"/>
          <table:table-cell table:number-columns-repeated="1017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05:05:05.558218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beitspakete" style:display-name="PageStyle_Arbeitspake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zungsprotokoll" style:display-name="PageStyle_Sitzungsprotoko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print-date>2017-04-05T12:48:23</meta:print-date>
    <meta:creation-date>2017-04-05T11:40:41</meta:creation-date>
    <dc:date>2017-05-28T05:13:25.381551234</dc:date>
    <meta:editing-duration>PT4H34M53S</meta:editing-duration>
    <meta:generator>LibreOffice/5.3.2.2$Linux_X86_64 LibreOffice_project/30m0$Build-2</meta:generator>
    <meta:editing-cycles>5</meta:editing-cycles>
    <meta:document-statistic meta:table-count="1" meta:cell-count="1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